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y-inpu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B_IO_0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RST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</table:table-row>
      </table:table>
      <table:table table:name="exported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  <table:table-cell office:value-type="string" calcext:value-type="string">
            <text:p>Graphic Style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Number Text Size</text:p>
          </table:table-cell>
          <table:table-cell office:value-type="string" calcext:value-type="string">
            <text:p>Name Text 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X Position</text:p>
          </table:table-cell>
          <table:table-cell office:value-type="string" calcext:value-type="string">
            <text:p>Y Position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dy Sty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B_IO_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RST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</table:table>
      <table:named-expressions/>
      <table:database-ranges>
        <table:database-range table:name="__Anonymous_Sheet_DB__1" table:target-range-address="exported.A1:exported.M10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22:01:46.368306758</meta:creation-date>
    <dc:date>2026-04-19T21:42:39.615637280</dc:date>
    <meta:editing-duration>P1DT23H6M16S</meta:editing-duration>
    <meta:editing-cycles>2</meta:editing-cycles>
    <meta:generator>LibreOffice/25.8.6.2$Linux_X86_64 LibreOffice_project/580$Build-2</meta:generator>
    <meta:document-statistic meta:table-count="2" meta:cell-count="1616" meta:object-count="0"/>
  </office:meta>
</office:document-meta>
</file>